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Порядок изменений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высот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збился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рядок изменений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string" calcext:value-type="string">
            <text:p>наклон</text:p>
          </table:table-cell>
          <table:table-cell office:value-type="string" calcext:value-type="string">
            <text:p>высот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Скорость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Тесты 2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ВЕРТ</text:p>
            <text:p>СКОРОСТЬ</text:p>
          </table:table-cell>
          <table:table-cell table:style-name="ce1" office:value-type="string" calcext:value-type="string">
            <text:p>смена гор.</text:p>
            <text:p>скорости</text:p>
          </table:table-cell>
          <table:table-cell/>
          <table:table-cell table:style-name="ce1" office:value-type="string" calcext:value-type="string">
            <text:p>ГОРИЗОНТ. СКОРОСТЬ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смена верт. скорости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ВЫСОТ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ылет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азбился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Порядок изменений: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Гор ск</text:p>
          </table:table-cell>
          <table:table-cell office:value-type="string" calcext:value-type="string">
            <text:p>верт ск</text:p>
          </table:table-cell>
          <table:table-cell office:value-type="string" calcext:value-type="string">
            <text:p>высота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Гор с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верт ск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.00.0000</text:date>, <text:time style:data-style-name="N2" text:time-value="21:27:16.8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23:23:36.921000000</meta:creation-date>
    <dc:date>2026-03-14T21:40:09.621000000</dc:date>
    <meta:editing-duration>PT29M16S</meta:editing-duration>
    <meta:editing-cycles>36</meta:editing-cycles>
    <meta:generator>LibreOffice/7.6.4.1$Windows_X86_64 LibreOffice_project/e19e193f88cd6c0525a17fb7a176ed8e6a3e2aa1</meta:generator>
    <meta:document-statistic meta:table-count="2" meta:cell-count="118" meta:object-count="0"/>
  </office:meta>
</office:document-meta>
</file>